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Liberation Serif" svg:font-family="'Liberation Serif'" style:font-family-generic="roman" style:font-pitch="variable"/>
    <style:font-face style:name="SegoeUI" svg:font-family="SegoeUI" style:font-family-generic="roman" style:font-pitch="variable"/>
    <style:font-face style:name="SegoeUI,Italic" svg:font-family="'SegoeUI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52834" officeooo:paragraph-rsid="00052834"/>
    </style:style>
    <style:style style:name="P3" style:family="paragraph" style:parent-style-name="Standard">
      <style:text-properties fo:language="es" fo:country="ES" officeooo:rsid="0008ba74" officeooo:paragraph-rsid="0008ba74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ext_20_body">
      <style:text-properties fo:language="es" fo:country="ES" officeooo:rsid="00052834" officeooo:paragraph-rsid="00052834"/>
    </style:style>
    <style:style style:name="P6" style:family="paragraph" style:parent-style-name="Text_20_body">
      <style:text-properties fo:language="es" fo:country="ES" officeooo:rsid="00052834" officeooo:paragraph-rsid="0006683a"/>
    </style:style>
    <style:style style:name="P7" style:family="paragraph" style:parent-style-name="Text_20_body">
      <style:text-properties fo:language="es" fo:country="ES" officeooo:paragraph-rsid="00052834"/>
    </style:style>
    <style:style style:name="T1" style:family="text">
      <style:text-properties fo:color="#000000" style:font-name="Courier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Courier" fo:font-size="10pt" fo:font-style="normal" fo:font-weight="normal" officeooo:rsid="00052834" style:font-size-asian="10pt" style:font-style-asian="normal" style:font-weight-asian="normal"/>
    </style:style>
    <style:style style:name="T3" style:family="text">
      <style:text-properties fo:color="#000000" style:font-name="Courier" fo:font-size="10pt" fo:font-style="normal" fo:font-weight="normal" officeooo:rsid="0008ba74" style:font-size-asian="10pt" style:font-style-asian="normal" style:font-weight-asian="normal"/>
    </style:style>
    <style:style style:name="T4" style:family="text">
      <style:text-properties fo:color="#000080" style:font-name="Courier-Bold" fo:font-size="10pt" fo:font-style="normal" fo:font-weight="bold" style:font-size-asian="10pt" style:font-style-asian="normal" style:font-weight-asian="bold"/>
    </style:style>
    <style:style style:name="T5" style:family="text">
      <style:text-properties fo:color="#000080" style:font-name="Courier-Bold" fo:font-size="10pt" fo:font-style="normal" fo:font-weight="bold" officeooo:rsid="00052834" style:font-size-asian="10pt" style:font-style-asian="normal" style:font-weight-asian="bold"/>
    </style:style>
    <style:style style:name="T6" style:family="text">
      <style:text-properties fo:color="#000080" style:font-name="Courier-Bold" fo:font-size="10pt" fo:font-style="normal" fo:font-weight="bold" officeooo:rsid="0006683a" style:font-size-asian="10pt" style:font-style-asian="normal" style:font-weight-asian="bold"/>
    </style:style>
    <style:style style:name="T7" style:family="text">
      <style:text-properties fo:color="#000080" style:font-name="Courier-Bold" fo:font-size="10pt" fo:font-style="normal" fo:font-weight="bold" officeooo:rsid="00083a34" style:font-size-asian="10pt" style:font-style-asian="normal" style:font-weight-asian="bold"/>
    </style:style>
    <style:style style:name="T8" style:family="text">
      <style:text-properties fo:color="#000080" style:font-name="Courier-Bold" fo:font-size="10pt" fo:font-style="normal" fo:font-weight="bold" officeooo:rsid="000a4b27" style:font-size-asian="10pt" style:font-style-asian="normal" style:font-weight-asian="bold"/>
    </style:style>
    <style:style style:name="T9" style:family="text">
      <style:text-properties fo:color="#0000ff" style:font-name="Courier-Bold" fo:font-size="10pt" fo:font-style="normal" fo:font-weight="bold" style:font-size-asian="10pt" style:font-style-asian="normal" style:font-weight-asian="bold"/>
    </style:style>
    <style:style style:name="T10" style:family="text">
      <style:text-properties fo:color="#808080" style:font-name="Courier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style:font-name="Courier" fo:font-size="10pt" fo:font-style="normal" fo:font-weight="normal" officeooo:rsid="00052834" style:font-size-asian="10pt" style:font-style-asian="normal" style:font-weight-asian="normal"/>
    </style:style>
    <style:style style:name="T12" style:family="text">
      <style:text-properties fo:color="#808080" style:font-name="Courier" fo:font-size="10pt" fo:font-style="normal" fo:font-weight="normal" officeooo:rsid="0008ba74" style:font-size-asian="10pt" style:font-style-asian="normal" style:font-weight-asian="normal"/>
    </style:style>
    <style:style style:name="T13" style:family="text">
      <style:text-properties fo:color="#ff8000" style:font-name="Courier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00ff" style:font-name="Courier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b050" style:font-name="Courier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052834"/>
    </style:style>
    <style:style style:name="T17" style:family="text">
      <style:text-properties style:font-name="Courier"/>
    </style:style>
    <style:style style:name="T18" style:family="text">
      <style:text-properties fo:color="#3faf46" officeooo:rsid="000528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estiones:</text:p>
      <text:p text:style-name="P5">Examina de nuevo la clase Bicho y su clase hija BichoDormilon del apartado anterior y trata de responder las siguientes cuestiones, justificando tu respuesta. Luego comprueba los resultados, ejecutando un programa con las sentencias propuestas:</text:p>
      <text:p text:style-name="P2"><text:span text:style-name="T17"><text:s/></text:span><text:span text:style-name="T14">class </text:span><text:span text:style-name="T1">Bicho </text:span><text:span text:style-name="T4">{</text:span></text:p>
      <text:p text:style-name="Standard"><text:span text:style-name="T14"><text:s/><text:tab/>public int </text:span><text:span text:style-name="T1">hambre</text:span><text:span text:style-name="T4">;</text:span></text:p>
      <text:p text:style-name="Standard"><text:span text:style-name="T14"><text:s/><text:tab/>private int </text:span><text:span text:style-name="T1">peso</text:span><text:span text:style-name="T4">;</text:span></text:p>
      <text:p text:style-name="Standard"><text:span text:style-name="T1"><text:s/><text:tab/>Bicho </text:span><text:span text:style-name="T4">() { </text:span><text:span text:style-name="T1">hambre </text:span><text:span text:style-name="T4">=</text:span><text:span text:style-name="T13">50</text:span><text:span text:style-name="T4">; </text:span><text:span text:style-name="T1">peso</text:span><text:span text:style-name="T4">=</text:span><text:span text:style-name="T13">50</text:span><text:span text:style-name="T4">; }</text:span></text:p>
      <text:p text:style-name="Standard"><text:span text:style-name="T1"><text:s/><text:tab/>Bicho </text:span><text:span text:style-name="T4">(</text:span><text:span text:style-name="T14">int </text:span><text:span text:style-name="T1">h</text:span><text:span text:style-name="T4">, </text:span><text:span text:style-name="T14">int </text:span><text:span text:style-name="T1">p</text:span><text:span text:style-name="T4">) { </text:span><text:span text:style-name="T1">hambre </text:span><text:span text:style-name="T4">=</text:span><text:span text:style-name="T1">h</text:span><text:span text:style-name="T4">; </text:span><text:span text:style-name="T1">peso</text:span><text:span text:style-name="T4">=</text:span><text:span text:style-name="T1">p</text:span><text:span text:style-name="T4">;}</text:span></text:p>
      <text:p text:style-name="Standard"><text:span text:style-name="T14"><text:s/><text:tab/>public void </text:span><text:span text:style-name="T1">come </text:span><text:span text:style-name="T4">() { </text:span><text:span text:style-name="T1">hambre </text:span><text:span text:style-name="T4">-=</text:span><text:span text:style-name="T13">5</text:span><text:span text:style-name="T4">; </text:span><text:span text:style-name="T1">peso</text:span><text:span text:style-name="T4">++; }</text:span></text:p>
      <text:p text:style-name="Standard"><text:span text:style-name="T4"><text:s/>}</text:span></text:p>
      <text:p text:style-name="Standard"><text:span text:style-name="T14"><text:s/>class </text:span><text:span text:style-name="T1">BichoDormilon </text:span><text:span text:style-name="T9">extends </text:span><text:span text:style-name="T1">Bicho </text:span><text:span text:style-name="T4">{</text:span></text:p>
      <text:p text:style-name="Standard"><text:span text:style-name="T14"><text:s/><text:tab/>public int </text:span><text:span text:style-name="T1">sueño</text:span><text:span text:style-name="T4">;</text:span></text:p>
      <text:p text:style-name="Standard"><text:span text:style-name="T1"><text:s/><text:tab/>BichoDormilon </text:span><text:span text:style-name="T4">() { </text:span><text:span text:style-name="T1">sueño </text:span><text:span text:style-name="T4">= </text:span><text:span text:style-name="T1">hambre </text:span><text:span text:style-name="T4">* </text:span><text:span text:style-name="T13">2</text:span><text:span text:style-name="T4">; }</text:span></text:p>
      <text:p text:style-name="Standard"><text:span text:style-name="T1"><text:s/><text:tab/>BichoDormilon </text:span><text:span text:style-name="T4">(</text:span><text:span text:style-name="T14">int </text:span><text:span text:style-name="T1">i</text:span><text:span text:style-name="T4">) { </text:span><text:span text:style-name="T9">super</text:span><text:span text:style-name="T4">(</text:span><text:span text:style-name="T1">i</text:span><text:span text:style-name="T4">,</text:span><text:span text:style-name="T13">0</text:span><text:span text:style-name="T4">); </text:span><text:span text:style-name="T1">sueño </text:span><text:span text:style-name="T4">= </text:span><text:span text:style-name="T1">i</text:span><text:span text:style-name="T4">+</text:span><text:span text:style-name="T13">20</text:span><text:span text:style-name="T4">; }</text:span></text:p>
      <text:p text:style-name="Standard"><text:span text:style-name="T15"><text:s/>@Override</text:span></text:p>
      <text:p text:style-name="Standard"><text:span text:style-name="T14"><text:s/>public void </text:span><text:span text:style-name="T1">come </text:span><text:span text:style-name="T4">() {</text:span><text:span text:style-name="T1">hambre </text:span><text:span text:style-name="T4">-=</text:span><text:span text:style-name="T13">10</text:span><text:span text:style-name="T4">; </text:span><text:span text:style-name="T1">sueño </text:span><text:span text:style-name="T4">+=</text:span><text:span text:style-name="T13">5</text:span><text:span text:style-name="T4">; } </text:span></text:p>
      <text:p text:style-name="Standard"><text:span text:style-name="T14"><text:s/>public void </text:span><text:span text:style-name="T1">aDormir </text:span><text:span text:style-name="T4">() {</text:span><text:span text:style-name="T9">super</text:span><text:span text:style-name="T4">.</text:span><text:span text:style-name="T1">come</text:span><text:span text:style-name="T4">(); </text:span><text:span text:style-name="T1">sueño </text:span><text:span text:style-name="T4">=</text:span><text:span text:style-name="T13">0</text:span><text:span text:style-name="T4">; }</text:span></text:p>
      <text:p text:style-name="P2"><text:span text:style-name="T4"><text:s/>}</text:span></text:p>
      <text:p text:style-name="P2"><text:span text:style-name="T4"/></text:p>
      <text:p text:style-name="P6">a) Vamos a definir una variable Bicho pero llamar sobre ella al constructor de BichoDormilon. <text:s/>¿Qué mostraría el siguiente código? <text:s/><text:span text:style-name="T6"><text:s/>Crearíamos una instancia del objeto Bicho el cual es el padre con los datos del objeto hijo</text:span></text:p>
      <text:p text:style-name="P2"><text:span text:style-name="T17"><text:s/><text:tab/></text:span><text:span text:style-name="T1">Bicho bi2 </text:span><text:span text:style-name="T4">= </text:span><text:span text:style-name="T9">new </text:span><text:span text:style-name="T1">BichoDormilon</text:span><text:span text:style-name="T4">(</text:span><text:span text:style-name="T13">10</text:span><text:span text:style-name="T4">); //</text:span><text:span text:style-name="T6">10,0 <text:s/>30</text:span></text:p>
      <text:p text:style-name="P1"><text:span text:style-name="T1"><text:tab/>System</text:span><text:span text:style-name="T4">.</text:span><text:span text:style-name="T1">out</text:span><text:span text:style-name="T4">.</text:span><text:span text:style-name="T1">println</text:span><text:span text:style-name="T4">(</text:span><text:span text:style-name="T10">"bi2 -&gt; hambre: " </text:span><text:span text:style-name="T4">+ </text:span><text:span text:style-name="T1">bi2</text:span><text:span text:style-name="T4">.</text:span><text:span text:style-name="T1">hambre</text:span><text:span text:style-name="T4">); // </text:span><text:span text:style-name="T7">10</text:span></text:p>
      <text:p text:style-name="P2"><text:span text:style-name="T1"><text:tab/>System</text:span><text:span text:style-name="T4">.</text:span><text:span text:style-name="T1">out</text:span><text:span text:style-name="T4">.</text:span><text:span text:style-name="T1">println</text:span><text:span text:style-name="T4">(</text:span><text:span text:style-name="T10">"bi2 -&gt; sueño: " </text:span><text:span text:style-name="T4">+ </text:span><text:span text:style-name="T1">bi2</text:span><text:span text:style-name="T4">.</text:span><text:span text:style-name="T1">sueño</text:span><text:span text:style-name="T4">); <text:s text:c="2"/>// </text:span><text:span text:style-name="T7">no se mostrara o daría error por que la instancia del objeto bicho no tiene acceso al parámetro hambre por que perteneces a el objeto BichoDormilon.</text:span></text:p>
      <text:p text:style-name="P2"><text:span text:style-name="T7"/></text:p>
      <text:p text:style-name="P4">b) <text:span text:style-name="T16">¿Solucionaríamos el problema del printl anterior así?</text:span></text:p>
      <text:p text:style-name="P1"><text:span text:style-name="T1"><text:tab/>System</text:span><text:span text:style-name="T4">.</text:span><text:span text:style-name="T1">out</text:span><text:span text:style-name="T4">.</text:span><text:span text:style-name="T1">println</text:span><text:span text:style-name="T4">(</text:span><text:span text:style-name="T10">"bi2 -&gt; sueño: " </text:span><text:span text:style-name="T4">+ ((</text:span><text:span text:style-name="T1">BichoDormilon</text:span><text:span text:style-name="T4">) </text:span><text:span text:style-name="T1">bi2</text:span><text:span text:style-name="T4">).</text:span><text:span text:style-name="T1">sueño</text:span><text:span text:style-name="T4">);</text:span></text:p>
      <text:p text:style-name="P1"><text:span text:style-name="T4"><text:tab/></text:span><text:span text:style-name="T7">así si se mostraría , por que estamos haciendo un casting de bichoDormilon y llamando al parámetro.</text:span></text:p>
      <text:p text:style-name="P4"/>
      <text:p text:style-name="P4">c) <text:span text:style-name="T16">¿Y así?</text:span></text:p>
      <text:p text:style-name="P4"><text:tab/><text:span text:style-name="T16">BichoDormilon bd4 = (BichoDormilon) bi2;</text:span></text:p>
      <text:p text:style-name="P7"><text:tab/><text:span text:style-name="T16">System.out.println(</text:span><text:span text:style-name="T11">"b</text:span><text:span text:style-name="T12">i</text:span><text:span text:style-name="T11">2 -&gt; sueño: " </text:span><text:span text:style-name="T5">+ </text:span><text:span text:style-name="T2">bd</text:span><text:span text:style-name="T3">4</text:span><text:span text:style-name="T5">.</text:span><text:span text:style-name="T2">sueño</text:span><text:span text:style-name="T16">); <text:s/></text:span><text:span text:style-name="T18">//25</text:span></text:p>
      <text:p text:style-name="P3"><text:span text:style-name="T4">bd4 es una variable que apunta a bi2 con lo cual si que se puede sacar todo lo que se quiera </text:span><text:span text:style-name="T8">por que se le esta haciendo el casting <text:s/>bi2 entonces si tiene el parámetro sueño accesi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Liberation Serif" svg:font-family="'Liberation Serif'" style:font-family-generic="roman" style:font-pitch="variable"/>
    <style:font-face style:name="SegoeUI" svg:font-family="SegoeUI" style:font-family-generic="roman" style:font-pitch="variable"/>
    <style:font-face style:name="SegoeUI,Italic" svg:font-family="'SegoeUI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2-10T10:28:24.541000000</dc:date>
    <meta:editing-duration>PT12M31S</meta:editing-duration>
    <meta:editing-cycles>3</meta:editing-cycles>
    <meta:document-statistic meta:table-count="0" meta:image-count="0" meta:object-count="0" meta:page-count="1" meta:paragraph-count="28" meta:word-count="285" meta:character-count="1742" meta:non-whitespace-character-count="1445"/>
  </office:meta>
</office:document-meta>
</file>